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Calc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ce3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Cinfo2Gazebo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ODY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Rate:</text:p>
          </table:table-cell>
          <table:table-cell table:formula="of:=0.00194/0.000000773" office:value-type="float" office:value="2509.70245795602" calcext:value-type="float">
            <text:p>2509.702457956</text:p>
          </table:table-cell>
          <table:table-cell table:number-columns-repeated="2"/>
          <table:table-cell table:style-name="ce2" office:value-type="string" calcext:value-type="string" table:number-columns-spanned="3" table:number-rows-spanned="1">
            <text:p>FCInfo</text:p>
          </table:table-cell>
          <table:covered-table-cell table:number-columns-repeated="2" table:style-name="Default"/>
          <table:table-cell/>
          <table:table-cell table:style-name="ce4" office:value-type="string" calcext:value-type="string" table:number-columns-spanned="3" table:number-rows-spanned="1">
            <text:p>Gazeb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3"/>
          <table:table-cell office:value-type="float" office:value="0.000000773333333333" calcext:value-type="float">
            <text:p>7.73E-07</text:p>
          </table:table-cell>
          <table:table-cell office:value-type="float" office:value="-2.00111533789E-023" calcext:value-type="float">
            <text:p>-2.00E-23</text:p>
          </table:table-cell>
          <table:table-cell office:value-type="float" office:value="-3.30870856608E-040" calcext:value-type="float">
            <text:p>-3.31E-40</text:p>
          </table:table-cell>
          <table:table-cell/>
          <table:table-cell table:formula="of:=[.E5]*[.$B$4]" office:value-type="float" office:value="0.00194083656748515" calcext:value-type="float">
            <text:p>0.0019408366</text:p>
          </table:table-cell>
          <table:table-cell table:formula="of:=[.F5]*[.$B$4]" office:value-type="float" office:value="-5.02220408215602E-020" calcext:value-type="float">
            <text:p>-5.02220408215602E-20</text:p>
          </table:table-cell>
          <table:table-cell table:formula="of:=[.G5]*[.$B$4]" office:value-type="float" office:value="-8.3038740209511E-037" calcext:value-type="float">
            <text:p>-8.3038740209511E-37</text:p>
          </table:table-cell>
        </table:table-row>
        <table:table-row table:style-name="ro1">
          <table:table-cell office:value-type="string" calcext:value-type="string">
            <text:p>XY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float" office:value="-2.00111533789E-023" calcext:value-type="float">
            <text:p>-2.00E-23</text:p>
          </table:table-cell>
          <table:table-cell office:value-type="float" office:value="0.00000277333333333" calcext:value-type="float">
            <text:p>2.77E-06</text:p>
          </table:table-cell>
          <table:table-cell office:value-type="float" office:value="5.82940161159E-041" calcext:value-type="float">
            <text:p>5.83E-41</text:p>
          </table:table-cell>
          <table:table-cell/>
          <table:table-cell table:formula="of:=[.E6]*[.$B$4]" office:value-type="float" office:value="-5.02220408215602E-020" calcext:value-type="float">
            <text:p>-5.02220408215602E-20</text:p>
          </table:table-cell>
          <table:table-cell table:formula="of:=[.F6]*[.$B$4]" office:value-type="float" office:value="0.00696024148338965" calcext:value-type="float">
            <text:p>0.0069602415</text:p>
          </table:table-cell>
          <table:table-cell table:formula="of:=[.G6]*[.$B$4]" office:value-type="float" office:value="1.46300635530202E-037" calcext:value-type="float">
            <text:p>1.46300635530202E-37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ZZ</text:p>
          </table:table-cell>
          <table:table-cell/>
          <table:table-cell office:value-type="float" office:value="-3.30870856608E-040" calcext:value-type="float">
            <text:p>-3.31E-40</text:p>
          </table:table-cell>
          <table:table-cell office:value-type="float" office:value="5.82940161159E-041" calcext:value-type="float">
            <text:p>5.83E-41</text:p>
          </table:table-cell>
          <table:table-cell office:value-type="float" office:value="0.00000333333333333" calcext:value-type="float">
            <text:p>3.33E-06</text:p>
          </table:table-cell>
          <table:table-cell/>
          <table:table-cell table:formula="of:=[.E7]*[.$B$4]" office:value-type="float" office:value="-8.3038740209511E-037" calcext:value-type="float">
            <text:p>-8.3038740209511E-37</text:p>
          </table:table-cell>
          <table:table-cell table:formula="of:=[.F7]*[.$B$4]" office:value-type="float" office:value="1.46300635530202E-037" calcext:value-type="float">
            <text:p>1.46300635530202E-37</text:p>
          </table:table-cell>
          <table:table-cell table:formula="of:=[.G7]*[.$B$4]" office:value-type="float" office:value="0.00836567485984502" calcext:value-type="float">
            <text:p>0.0083656749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KONDO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Rate:</text:p>
          </table:table-cell>
          <table:table-cell table:formula="of:=0.000034133/0.00000000533" office:value-type="float" office:value="6403.93996247655" calcext:value-type="float">
            <text:p>6403.9399624766</text:p>
          </table:table-cell>
          <table:table-cell table:number-columns-repeated="2"/>
          <table:table-cell table:style-name="ce2" office:value-type="string" calcext:value-type="string" table:number-columns-spanned="3" table:number-rows-spanned="1">
            <text:p>FCInfo</text:p>
          </table:table-cell>
          <table:covered-table-cell table:number-columns-repeated="2" table:style-name="Default"/>
          <table:table-cell/>
          <table:table-cell table:style-name="ce4" office:value-type="string" calcext:value-type="string" table:number-columns-spanned="3" table:number-rows-spanned="1">
            <text:p>Gazeb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3"/>
          <table:table-cell office:value-type="float" office:value="0.00000000533333333333" calcext:value-type="float">
            <text:p>5.33E-09</text:p>
          </table:table-cell>
          <table:table-cell office:value-type="float" office:value="-1.5220123271E-026" calcext:value-type="float">
            <text:p>-1.52E-26</text:p>
          </table:table-cell>
          <table:table-cell office:value-type="float" office:value="7.00649232162E-043" calcext:value-type="float">
            <text:p>7.01E-43</text:p>
          </table:table-cell>
          <table:table-cell/>
          <table:table-cell table:formula="of:=[.E11]*[.$B$10]" office:value-type="float" office:value="0.0000341543464665202" calcext:value-type="float">
            <text:p>3.41543464665202E-05</text:p>
          </table:table-cell>
          <table:table-cell table:formula="of:=[.F11]*[.$B$10]" office:value-type="float" office:value="-9.74687556489762E-023" calcext:value-type="float">
            <text:p>-9.74687556489762E-23</text:p>
          </table:table-cell>
          <table:table-cell table:formula="of:=[.G11]*[.$B$10]" office:value-type="float" office:value="4.48691561752074E-039" calcext:value-type="float">
            <text:p>4.48691561752074E-39</text:p>
          </table:table-cell>
        </table:table-row>
        <table:table-row table:style-name="ro1">
          <table:table-cell office:value-type="string" calcext:value-type="string">
            <text:p>XY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float" office:value="-1.5220123271E-026" calcext:value-type="float">
            <text:p>-1.52E-26</text:p>
          </table:table-cell>
          <table:table-cell office:value-type="float" office:value="0.00000000853333333333" calcext:value-type="float">
            <text:p>8.53E-09</text:p>
          </table:table-cell>
          <table:table-cell office:value-type="float" office:value="1.06288488597E-042" calcext:value-type="float">
            <text:p>1.06E-42</text:p>
          </table:table-cell>
          <table:table-cell/>
          <table:table-cell table:formula="of:=[.E12]*[.$B$10]" office:value-type="float" office:value="-9.74687556489762E-023" calcext:value-type="float">
            <text:p>-9.74687556489762E-23</text:p>
          </table:table-cell>
          <table:table-cell table:formula="of:=[.F12]*[.$B$10]" office:value-type="float" office:value="0.0000546469543464452" calcext:value-type="float">
            <text:p>0.000054647</text:p>
          </table:table-cell>
          <table:table-cell table:formula="of:=[.G12]*[.$B$10]" office:value-type="float" office:value="6.80665099677561E-039" calcext:value-type="float">
            <text:p>6.80665099677561E-39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ZZ</text:p>
          </table:table-cell>
          <table:table-cell/>
          <table:table-cell office:value-type="float" office:value="7.00649232162E-043" calcext:value-type="float">
            <text:p>7.01E-43</text:p>
          </table:table-cell>
          <table:table-cell office:value-type="float" office:value="1.06288488597E-042" calcext:value-type="float">
            <text:p>1.06E-42</text:p>
          </table:table-cell>
          <table:table-cell office:value-type="float" office:value="0.00000000533333333333" calcext:value-type="float">
            <text:p>5.33E-09</text:p>
          </table:table-cell>
          <table:table-cell/>
          <table:table-cell table:formula="of:=[.E13]*[.$B$10]" office:value-type="float" office:value="4.48691561752074E-039" calcext:value-type="float">
            <text:p>4.48691561752074E-39</text:p>
          </table:table-cell>
          <table:table-cell table:formula="of:=[.F13]*[.$B$10]" office:value-type="float" office:value="6.80665099677561E-039" calcext:value-type="float">
            <text:p>6.80665099677561E-39</text:p>
          </table:table-cell>
          <table:table-cell table:formula="of:=[.G13]*[.$B$10]" office:value-type="float" office:value="0.0000341543464665202" calcext:value-type="float">
            <text:p>3.41543464665202E-05</text:p>
          </table:table-cell>
        </table:table-row>
      </table:table>
      <table:table table:name="BODY" table:style-name="ta1"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trix of inertia <text:s text:c="7"/>:</text:p>
          </table:table-cell>
          <table:table-cell office:value-type="string" calcext:value-type="string">
            <text:p><text:s/>X:</text:p>
          </table:table-cell>
          <table:table-cell office:value-type="float" office:value="0.000000773333333333" calcext:value-type="float">
            <text:p>7.73E-07</text:p>
          </table:table-cell>
          <table:table-cell office:value-type="float" office:value="-2.00111533789E-023" calcext:value-type="float">
            <text:p>-2.00E-23</text:p>
          </table:table-cell>
          <table:table-cell office:value-type="float" office:value="-3.30870856608E-040" calcext:value-type="float">
            <text:p>-3.31E-40</text:p>
          </table:table-cell>
          <table:table-cell office:value-type="string" calcext:value-type="string">
            <text:p><text:s/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5"/>:</text:p>
          </table:table-cell>
          <table:table-cell office:value-type="string" calcext:value-type="string">
            <text:p><text:s/>X:</text:p>
          </table:table-cell>
          <table:table-cell office:value-type="float" office:value="-2.00111533789E-023" calcext:value-type="float">
            <text:p>-2.00E-23</text:p>
          </table:table-cell>
          <table:table-cell office:value-type="float" office:value="0.00000277333333333" calcext:value-type="float">
            <text:p>2.77E-06</text:p>
          </table:table-cell>
          <table:table-cell office:value-type="float" office:value="5.82940161159E-041" calcext:value-type="float">
            <text:p>5.83E-41</text:p>
          </table:table-cell>
          <table:table-cell office:value-type="string" calcext:value-type="string">
            <text:p><text:s/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5"/>:</text:p>
          </table:table-cell>
          <table:table-cell office:value-type="string" calcext:value-type="string">
            <text:p><text:s/>X:</text:p>
          </table:table-cell>
          <table:table-cell office:value-type="float" office:value="-3.30870856608E-040" calcext:value-type="float">
            <text:p>-3.31E-40</text:p>
          </table:table-cell>
          <table:table-cell office:value-type="float" office:value="5.82940161159E-041" calcext:value-type="float">
            <text:p>5.83E-41</text:p>
          </table:table-cell>
          <table:table-cell office:value-type="float" office:value="0.00000333333333333" calcext:value-type="float">
            <text:p>3.33E-06</text:p>
          </table:table-cell>
          <table:table-cell office:value-type="string" calcext:value-type="string">
            <text:p><text:s/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5"/>:</text:p>
          </table:table-cell>
          <table:table-cell office:value-type="string" calcext:value-type="string">
            <text:p><text:s/>X: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string" calcext:value-type="string">
            <text:p><text:s/>:</text:p>
          </table:table-cell>
          <table:table-cell office:value-type="float" office:value="1" calcext:value-type="float">
            <text:p>1</text:p>
          </table:table-cell>
        </table:table-row>
      </table:table>
      <table:table table:name="KONDO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trix of inertia <text:s text:c="7"/>:</text:p>
          </table:table-cell>
          <table:table-cell office:value-type="float" office:value="0.00000000533333333333" calcext:value-type="float">
            <text:p>5.33E-09</text:p>
          </table:table-cell>
          <table:table-cell office:value-type="float" office:value="-1.5220123271E-026" calcext:value-type="float">
            <text:p>-1.52E-26</text:p>
          </table:table-cell>
          <table:table-cell office:value-type="float" office:value="7.00649232162E-043" calcext:value-type="float">
            <text:p>7.01E-43</text:p>
          </table:table-cell>
          <table:table-cell office:value-type="string" calcext:value-type="string">
            <text:p><text:s/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5"/>:</text:p>
          </table:table-cell>
          <table:table-cell office:value-type="float" office:value="-1.5220123271E-026" calcext:value-type="float">
            <text:p>-1.52E-26</text:p>
          </table:table-cell>
          <table:table-cell office:value-type="float" office:value="0.00000000853333333333" calcext:value-type="float">
            <text:p>8.53E-09</text:p>
          </table:table-cell>
          <table:table-cell office:value-type="float" office:value="1.06288488597E-042" calcext:value-type="float">
            <text:p>1.06E-42</text:p>
          </table:table-cell>
          <table:table-cell office:value-type="string" calcext:value-type="string">
            <text:p><text:s/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5"/>:</text:p>
          </table:table-cell>
          <table:table-cell office:value-type="float" office:value="7.00649232162E-043" calcext:value-type="float">
            <text:p>7.01E-43</text:p>
          </table:table-cell>
          <table:table-cell office:value-type="float" office:value="1.06288488597E-042" calcext:value-type="float">
            <text:p>1.06E-42</text:p>
          </table:table-cell>
          <table:table-cell office:value-type="float" office:value="0.00000000533333333333" calcext:value-type="float">
            <text:p>5.33E-09</text:p>
          </table:table-cell>
          <table:table-cell office:value-type="string" calcext:value-type="string">
            <text:p><text:s/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5"/>: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string" calcext:value-type="string">
            <text:p><text:s/>: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33:32.315960312</meta:creation-date>
    <dc:date>2017-10-29T15:52:41.251194550</dc:date>
    <meta:editing-duration>PT8M56S</meta:editing-duration>
    <meta:editing-cycles>3</meta:editing-cycles>
    <meta:generator>LibreOffice/5.1.6.2$Linux_X86_64 LibreOffice_project/10m0$Build-2</meta:generator>
    <meta:document-statistic meta:table-count="3" meta:cell-count="111" meta:object-count="0"/>
  </office:meta>
</office:document-meta>
</file>